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5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Tahoma4" svg:font-family="Tahoma" style:font-family-generic="system" style:font-pitch="variable"/>
  </office:font-face-decls>
  <office:automatic-styles>
    <style:style style:name="Tableau3" style:family="table">
      <style:table-properties style:width="16.007cm" fo:margin-left="0cm" fo:margin-right="-0.011cm" fo:break-before="auto" fo:break-after="auto" table:align="margins" style:writing-mode="lr-tb" table:border-model="collapsing"/>
    </style:style>
    <style:style style:name="Tableau3.A" style:family="table-column">
      <style:table-column-properties style:column-width="1.109cm" style:rel-column-width="4542*"/>
    </style:style>
    <style:style style:name="Tableau3.B" style:family="table-column">
      <style:table-column-properties style:column-width="14.898cm" style:rel-column-width="60993*"/>
    </style:style>
    <style:style style:name="Tableau3.A1" style:family="table-cell">
      <style:table-cell-properties fo:padding="0.097cm" fo:border-left="none" fo:border-right="none" fo:border-top="0.05pt solid #000000" fo:border-bottom="none"/>
    </style:style>
    <style:style style:name="Tableau3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2" style:family="table">
      <style:table-properties style:width="16.007cm" fo:margin-left="0cm" fo:margin-right="-0.011cm" table:align="margins" style:writing-mode="lr-tb" table:border-model="collapsing"/>
    </style:style>
    <style:style style:name="Tableau2.A" style:family="table-column">
      <style:table-column-properties style:column-width="1.108cm" style:rel-column-width="4535*"/>
    </style:style>
    <style:style style:name="Tableau2.B" style:family="table-column">
      <style:table-column-properties style:column-width="14.9cm" style:rel-column-width="61000*"/>
    </style:style>
    <style:style style:name="Tableau2.A1" style:family="table-cell">
      <style:table-cell-properties fo:padding="0.097cm" fo:border-left="none" fo:border-right="none" fo:border-top="0.05pt solid #000000" fo:border-bottom="0.05pt solid #000000"/>
    </style:style>
    <style:style style:name="Tableau2.A2" style:family="table-cell">
      <style:table-cell-properties fo:padding="0.097cm" fo:border-left="none" fo:border-right="none" fo:border-top="0.05pt solid #000000" fo:border-bottom="none"/>
    </style:style>
    <style:style style:name="Tableau1" style:family="table">
      <style:table-properties style:width="15.997cm" table:align="margins" style:may-break-between-rows="false" style:writing-mode="lr-tb"/>
    </style:style>
    <style:style style:name="Tableau1.A" style:family="table-column">
      <style:table-column-properties style:column-width="7.997cm" style:rel-column-width="32767*"/>
    </style:style>
    <style:style style:name="Tableau1.B" style:family="table-column">
      <style:table-column-properties style:column-width="7.999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text-properties style:use-window-font-color="true" fo:font-weight="bold" style:font-weight-asian="bold" style:font-weight-complex="bold"/>
    </style:style>
    <style:style style:name="P3" style:family="paragraph" style:parent-style-name="Standard">
      <style:text-properties style:use-window-font-color="true" fo:font-weight="bold" officeooo:rsid="001e014f" officeooo:paragraph-rsid="001e014f" style:font-weight-asian="bold" style:font-weight-complex="bold"/>
    </style:style>
    <style:style style:name="P4" style:family="paragraph" style:parent-style-name="Standard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style:font-name="Tahoma"/>
    </style:style>
    <style:style style:name="P6" style:family="paragraph" style:parent-style-name="Table_20_Contents">
      <style:text-properties style:font-name="Tahoma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able_20_Contents">
      <style:text-properties style:font-name="Tahoma" fo:font-weight="bold" style:font-weight-asian="bold" style:font-weight-complex="bold"/>
    </style:style>
    <style:style style:name="P8" style:family="paragraph" style:parent-style-name="Standard2">
      <style:text-properties fo:font-weight="bold" style:font-weight-asian="bold" style:font-weight-complex="bold"/>
    </style:style>
    <style:style style:name="P9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weight="normal" officeooo:rsid="001e0fce" style:font-weight-asian="normal" style:font-weight-complex="normal"/>
    </style:style>
    <style:style style:name="T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8325792" text:id="ct98325792">
          <text:insertion>
            <office:change-info>
              <dc:creator>Gauthier Bastien</dc:creator>
              <dc:date>2012-03-20T15:46:00</dc:date>
            </office:change-info>
          </text:insertion>
        </text:changed-region>
        <text:changed-region xml:id="ct96782192" text:id="ct96782192">
          <text:insertion>
            <office:change-info>
              <dc:creator>Gauthier Bastien</dc:creator>
              <dc:date>2014-12-23T10:23:00</dc:date>
            </office:change-info>
          </text:insertion>
        </text:changed-region>
        <text:changed-region xml:id="ct96776704" text:id="ct96776704">
          <text:insertion>
            <office:change-info>
              <dc:creator>inconnu</dc:creator>
              <dc:date>2009-01-19T11:29:00</dc:date>
            </office:change-info>
          </text:insertion>
        </text:changed-region>
        <text:changed-region xml:id="ct97423120" text:id="ct97423120">
          <text:insertion>
            <office:change-info>
              <dc:creator>Gauthier Bastien</dc:creator>
              <dc:date>2011-03-09T10:40:00</dc:date>
            </office:change-info>
          </text:insertion>
        </text:changed-region>
        <text:changed-region xml:id="ct97151632" text:id="ct97151632">
          <text:insertion>
            <office:change-info>
              <dc:creator>inconnu</dc:creator>
              <dc:date>2009-01-19T11:47:00</dc:date>
            </office:change-info>
          </text:insertion>
        </text:changed-region>
        <text:changed-region xml:id="ct97318848" text:id="ct97318848">
          <text:insertion>
            <office:change-info>
              <dc:creator>Gauthier Bastien</dc:creator>
              <dc:date>2011-03-09T10:40:00</dc:date>
            </office:change-info>
          </text:insertion>
        </text:changed-region>
        <text:changed-region xml:id="ct96924304" text:id="ct96924304">
          <text:insertion>
            <office:change-info>
              <dc:creator>Gauthier Bastien</dc:creator>
              <dc:date>2013-01-18T12:09:00</dc:date>
            </office:change-info>
          </text:insertion>
        </text:changed-region>
        <text:changed-region xml:id="ct96899520" text:id="ct96899520">
          <text:insertion>
            <office:change-info>
              <dc:creator>Gauthier Bastien</dc:creator>
              <dc:date>2013-01-18T12:09:00</dc:date>
            </office:change-info>
          </text:insertion>
        </text:changed-region>
        <text:changed-region xml:id="ct98828576" text:id="ct98828576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96921680" text:id="ct96921680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97899872" text:id="ct97899872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97507712" text:id="ct97507712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96929232" text:id="ct96929232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96839216" text:id="ct96839216">
          <text:insertion>
            <office:change-info>
              <dc:creator>Gauthier Bastien</dc:creator>
              <dc:date>2013-01-18T12:13:00</dc:date>
            </office:change-info>
          </text:insertion>
        </text:changed-region>
        <text:changed-region xml:id="ct97240752" text:id="ct97240752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97288064" text:id="ct97288064">
          <text:insertion>
            <office:change-info>
              <dc:creator>Gauthier Bastien</dc:creator>
              <dc:date>2013-01-18T12:11:00</dc:date>
            </office:change-info>
          </text:insertion>
        </text:changed-region>
        <text:changed-region xml:id="ct96778288" text:id="ct96778288">
          <text:insertion>
            <office:change-info>
              <dc:creator>Gauthier Bastien</dc:creator>
              <dc:date>2013-01-18T12:14:00</dc:date>
            </office:change-info>
          </text:insertion>
        </text:changed-region>
        <text:changed-region xml:id="ct96870800" text:id="ct96870800">
          <text:insertion>
            <office:change-info>
              <dc:creator>Gauthier Bastien</dc:creator>
              <dc:date>2013-01-18T12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éance du <text:change-start text:change-id="ct98325792"/>self.Title()<text:change-end text:change-id="ct98325792"/><text:span text:style-name="T1"><text:line-break/></text:span></text:p>
      <text:p text:style-name="P4">Composition de l'assemblée :</text:p>
      <text:p text:style-name="P1">A<office:annotation><dc:date>2008-01-24T00:00:00</dc:date><text:p>do text</text:p><text:p>from xhtml(self.getStrikedAssembly(groupByDuty=True))</text:p><text:p/></office:annotation>ssemblée<text:line-break/></text:p>
      <text:p text:style-name="P3">Observations :</text:p>
      <text:p text:style-name="P3"><office:annotation><dc:creator>Auteur inconnu</dc:creator><dc:date>2016-03-09T15:45:51</dc:date><text:p><text:span text:style-name="T10">do text</text:span></text:p><text:p>from xhtml(view.printXhtml(self, self.getObservations()) or 'Aucune.')</text:p></office:annotation><text:span text:style-name="T5">Observations</text:span></text:p>
      <text:p text:style-name="P2"/>
      <text:p text:style-name="P2">Le <text:change-start text:change-id="ct96782192"/>meetingConfig.Title()<text:change-end text:change-id="ct96782192"/> à huis clos :<text:lin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office:annotation><dc:date>2008-08-18T00:00:00</dc:date><text:p>do row for item in list(enumerate(self.adapted().getPrintableItems(itemUids=itemUids, listTypes=['normal'], ignore_review_states=[])))</text:p></office:annotation><text:change-start text:change-id="ct96776704"/><text:span text:style-name="T2">self.getFirstItemNumber()+item[0]</text:span><text:change-end text:change-id="ct96776704"/></text:p>
          </table:table-cell>
          <table:table-cell table:style-name="Tableau3.B1" office:value-type="string">
            <text:p text:style-name="P6"><text:change-start text:change-id="ct97423120"/>item[1].Title()<text:change-end text:change-id="ct97423120"/></text:p>
            <text:p text:style-name="Table_20_Contents"><office:annotation><dc:date>2008-08-18T00:00:00</dc:date><text:p>do text if self.adapted().isDecided()</text:p><text:p><text:span text:style-name="T9">from view.printXhtml(item[1], (item[1].getMotivation(), '&lt;p&gt;&lt;strong&gt;DECIDE:&lt;/strong&gt;&lt;/p&gt;', item[1]</text:span><text:span text:style-name="T9">.getDecision()))</text:span></text:p></office:annotation>Decision</text:p>
            <text:p text:style-name="Table_20_Contents"><text:span text:style-name="T4"><text:line-break/></text:span><text:span text:style-name="T3"><office:annotation><dc:creator>Gauthier Bastien</dc:creator><dc:date>2011-03-09T10:36:11</dc:date><text:p text:style-name="P11"><text:span text:style-name="T8">do text if item[1].getObservations()</text:span></text:p></office:annotation></text:span><text:span text:style-name="T3">Interventions :</text:span></text:p>
            <text:p text:style-name="Table_20_Contents"><text:span text:style-name="T3"><office:annotation><dc:creator>Gauthier Bastien</dc:creator><dc:date>2011-03-09T10:36:11</dc:date><text:p text:style-name="P11"><text:span text:style-name="T8">do text if item[1].getObservations()</text:span></text:p><text:p text:style-name="P11"><text:span text:style-name="T8">from xhtml(item[1].getObservations())</text:span></text:p></office:annotation></text:span><text:span text:style-name="T4">Observations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office:annotation><dc:date>2008-08-18T00:00:00</dc:date><text:p>do row for item in list(enumerate(self.adapted().getPrintableItems(itemUids=itemUids, listTypes=['late'], ignore_review_states=[])))</text:p></office:annotation><text:change-start text:change-id="ct97151632"/><text:span text:style-name="T2">self.getFirstItemNumber()+len(self.adapted().getPrintableItems(itemUids=itemUids, ignore_review_states</text:span><text:soft-page-break/><text:span text:style-name="T2">=['delayed', ]))+item[0]</text:span><text:change-end text:change-id="ct97151632"/></text:p>
          </table:table-cell>
          <table:table-cell table:style-name="Tableau2.A1" office:value-type="string">
            <text:p text:style-name="P7"><text:change-start text:change-id="ct97318848"/>item[1].Title()<text:change-end text:change-id="ct97318848"/></text:p>
            <text:p text:style-name="P5"><office:annotation><dc:date>2008-08-18T00:00:00</dc:date><text:p>do text if self.adapted().isDecided()</text:p><text:p><text:span text:style-name="T9">from view.printXhtml(item[1], (item[1]</text:span><text:span text:style-name="T9">.getMotivation(), '&lt;p&gt;&lt;strong&gt;DECIDE:&lt;/strong&gt;&lt;/p&gt;', item[1]</text:span><text:span text:style-name="T9">.getDecision()))</text:span></text:p></office:annotation>Decision</text:p>
            <text:p text:style-name="P5"><text:span text:style-name="T3"><text:line-break/></text:span><text:span text:style-name="T3"><office:annotation><dc:creator>Gauthier Bastien</dc:creator><dc:date>2011-03-09T10:36:11</dc:date><text:p text:style-name="P11"><text:span text:style-name="T8">do text if item[1].getObservations()</text:span></text:p></office:annotation></text:span><text:span text:style-name="T3">Interventions :</text:span></text:p>
            <text:p text:style-name="P5"><text:span text:style-name="T3"><office:annotation><dc:creator>Gauthier Bastien</dc:creator><dc:date>2011-03-09T10:36:11</dc:date><text:p text:style-name="P11"><text:span text:style-name="T8">do text if item[1].getObservations()</text:span></text:p><text:p text:style-name="P11"><text:span text:style-name="T8">from xhtml(item[1].getObservations())</text:span></text:p></office:annotation></text:span><text:span text:style-name="T4">Observations</text:span>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</table:table>
      <text:p text:style-name="pmParaKeepWithNext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<office:annotation><dc:creator>Gauthier Bastien</dc:creator><dc:date>2013-01-17T14:54:09</dc:date><text:p text:style-name="P11"><text:span text:style-name="T7">do text if self.getSignatures()</text:span></text:p></office:annotation><text:change-start text:change-id="ct96924304"/>self.getSignatures().split('\n')[0]<text:change-end text:change-id="ct96924304"/></text:p>
            <text:p text:style-name="P8"><office:annotation><dc:creator>Gauthier Bastien</dc:creator><dc:date>2013-01-17T15:13:33</dc:date><text:p text:style-name="P11"><text:span text:style-name="T6">do text if not self.getSignatures()</text:span></text:p></office:annotation><text:change-start text:change-id="ct96899520"/>self.getSignatories(theObjects=True)[1].getGender()=='m' and 'Le' or 'La'<text:change-end text:change-id="ct96899520"/> <office:annotation><dc:creator>Gauthier Bastien</dc:creator><dc:date>2013-01-17T15:13:33</dc:date><text:p text:style-name="P11"><text:span text:style-name="T6">do text if not self.getSignatures()</text:span></text:p></office:annotation><text:change-start text:change-id="ct98828576"/>self.getSignatories(theObjects=True)[1].getDuty()<text:change-end text:change-id="ct98828576"/></text:p>
          </table:table-cell>
          <table:table-cell table:style-name="Tableau1.A1" office:value-type="string">
            <text:p text:style-name="P9"><office:annotation><dc:creator>Gauthier Bastien</dc:creator><dc:date>2013-01-17T14:54:09</dc:date><text:p text:style-name="P11"><text:span text:style-name="T6">do text if self.getSignatures()</text:span></text:p></office:annotation><text:change-start text:change-id="ct96921680"/>self.getSignatures().split('\n')[2]<text:change-end text:change-id="ct96921680"/></text:p>
            <text:p text:style-name="P9"><office:annotation><dc:creator>Gauthier Bastien</dc:creator><dc:date>2013-01-17T15:13:33</dc:date><text:p text:style-name="P11"><text:span text:style-name="T6">do text if not self.getSignatures()</text:span></text:p></office:annotation><text:change-start text:change-id="ct97899872"/>self.getSignatories(theObjects=True)[0].getGender()=='m' and 'Le' or 'La'<text:change-end text:change-id="ct97899872"/> <office:annotation><dc:creator>Gauthier Bastien</dc:creator><dc:date>2013-01-17T15:13:33</dc:date><text:p text:style-name="P11"><text:span text:style-name="T6">do text if not self.getSignatures()</text:span></text:p></office:annotation><text:change-start text:change-id="ct97507712"/>self.getSignatories(theObjects=True)[0].getDuty()<text:change-end text:change-id="ct97507712"/></text:p>
          </table:table-cell>
        </table:table-row>
        <table:table-row>
          <table:table-cell table:style-name="Tableau1.A1" office:value-type="string"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au1.A1" office:value-type="string">
            <text:p text:style-name="P9"/>
          </table:table-cell>
        </table:table-row>
        <table:table-row>
          <table:table-cell table:style-name="Tableau1.A1" office:value-type="string">
            <text:p text:style-name="P8"><text:change-start text:change-id="ct96929232"/><office:annotation><dc:creator>Gauthier Bastien</dc:creator><dc:date>2013-01-17T14:54:09</dc:date><text:p text:style-name="P11"><text:span text:style-name="T7">do text if self.getSignatures()</text:span></text:p></office:annotation><text:change-end text:change-id="ct96929232"/><text:change-start text:change-id="ct96839216"/>self.getSignatures().split('\n')[1]<text:change-end text:change-id="ct96839216"/></text:p>
            <text:p text:style-name="P8"><office:annotation><dc:creator>Gauthier Bastien</dc:creator><dc:date>2013-01-17T15:13:33</dc:date><text:p text:style-name="P11"><text:span text:style-name="T6">do text if not self.getSignatures()</text:span></text:p></office:annotation><text:change-start text:change-id="ct97240752"/>self.getSignatories(theObjects=True)[1].Title()<text:change-end text:change-id="ct97240752"/></text:p>
          </table:table-cell>
          <table:table-cell table:style-name="Tableau1.A1" office:value-type="string">
            <text:p text:style-name="P9"><text:change-start text:change-id="ct97288064"/><office:annotation><dc:creator>Gauthier Bastien</dc:creator><dc:date>2013-01-17T14:54:09</dc:date><text:p text:style-name="P11"><text:span text:style-name="T7">do text if self.getSignatures()</text:span></text:p></office:annotation><text:change-end text:change-id="ct97288064"/><text:change-start text:change-id="ct96778288"/>self.getSignatures().split('\n')[3]<text:change-end text:change-id="ct96778288"/></text:p>
            <text:p text:style-name="P9"><office:annotation><dc:creator>Gauthier Bastien</dc:creator><dc:date>2013-01-17T15:13:33</dc:date><text:p text:style-name="P11"><text:span text:style-name="T6">do text if not self.getSignatures()</text:span></text:p></office:annotation><text:change-start text:change-id="ct96870800"/>self.getSignatories(theObjects=True)[0].Title()<text:change-end text:change-id="ct96870800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5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Tahoma4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cm" style:contextual-spacing="false"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style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3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style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22cm" fo:margin-bottom="0.109cm" style:contextual-spacing="false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style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style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style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style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style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style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5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5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style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style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style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style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style:contextual-spacing="false"/>
      <style:text-properties fo:font-size="14pt" fo:font-weight="normal"/>
    </style:style>
    <style:style style:name="Standard_5f_bordure_5f_bas" style:display-name="Standard_bordure_bas" style:family="paragraph" style:parent-style-name="Standard" style:class="text">
      <style:paragraph-properties fo:padding="0cm" fo:border-left="none" fo:border-right="none" fo:border-top="none" fo:border-bottom="0.06pt solid #000000" style:shadow="none"/>
      <style:text-properties style:use-window-font-color="true"/>
    </style:style>
    <style:style style:name="SignRight" style:family="paragraph" style:parent-style-name="Standard" style:class="text">
      <style:paragraph-properties fo:text-align="end" style:justify-single-word="false"/>
      <style:text-properties fo:language="fr" fo:country="BE" fo:font-weight="normal" style:font-weight-asian="normal" style:font-weight-complex="normal"/>
    </style:style>
    <style:style style:name="Standard2" style:family="paragraph">
      <style:text-properties style:font-name="Tahoma2" fo:font-family="Tahoma" style:font-style-name="Normal" style:font-family-generic="swiss" style:font-pitch="variable" fo:font-size="10pt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0</text:page-number> /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05-05T15:50:35</meta:creation-date>
    <dc:language>fr-BE</dc:language>
    <meta:editing-cycles>32</meta:editing-cycles>
    <meta:editing-duration>PT19M31S</meta:editing-duration>
    <meta:initial-creator>Gauthier Bastien</meta:initial-creator>
    <dc:date>2016-03-15T11:19:22.376334005</dc:date>
    <meta:document-statistic meta:table-count="3" meta:image-count="0" meta:object-count="0" meta:page-count="2" meta:paragraph-count="25" meta:word-count="52" meta:character-count="872" meta:non-whitespace-character-count="840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